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4d8" officeooo:paragraph-rsid="001474d8"/>
    </style:style>
    <style:style style:name="P2" style:family="paragraph" style:parent-style-name="Standard">
      <style:text-properties officeooo:rsid="0014d682" officeooo:paragraph-rsid="0014d682"/>
    </style:style>
    <style:style style:name="P3" style:family="paragraph" style:parent-style-name="Standard">
      <style:text-properties officeooo:rsid="00165d77" officeooo:paragraph-rsid="00165d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</text:p>
      <text:p text:style-name="P1">select KLIENCI.NAZWA</text:p>
      <text:p text:style-name="P1"><text:s text:c="3"/>...&gt; FROM KLIENCI</text:p>
      <text:p text:style-name="P1"><text:s text:c="3"/>...&gt; LEFT JOIN FAKTURY ON KLIENCI.REF=FAKTURY.KLIENT</text:p>
      <text:p text:style-name="P1"><text:s text:c="3"/>...&gt; WHERE FAKTURY.KLIENT IS NULL</text:p>
      <text:p text:style-name="P1"><text:s text:c="3"/>...&gt; ORDER BY KLIENCI.NAZWA;</text:p>
      <text:p text:style-name="P1">2.</text:p>
      <text:p text:style-name="P1"><text:s/>SELECT KLIENCI.NAZWA, FAKTURY.KLIENT, SUM(BRUTTO)</text:p>
      <text:p text:style-name="P1"><text:s text:c="3"/>...&gt; FROM KLIENCI</text:p>
      <text:p text:style-name="P1"><text:s text:c="3"/>...&gt; JOIN FAKTURY ON KLIENCI.REF=FAKTURY.KLIENT</text:p>
      <text:p text:style-name="P1"><text:s text:c="3"/>...&gt; GROUP BY FAKTURY.KLIENT</text:p>
      <text:p text:style-name="P1"><text:s text:c="3"/>...&gt; ORDER BY SUM(BRUTTO) DESC</text:p>
      <text:p text:style-name="P1"><text:s text:c="3"/>...&gt; LIMIT 3;</text:p>
      <text:p text:style-name="P1"/>
      <text:p text:style-name="P1">3.</text:p>
      <text:p text:style-name="P1">SELECT MIASTO, SUM(BRUTTO), LICZBAMIESZKANCOW</text:p>
      <text:p text:style-name="P1"><text:s text:c="3"/>...&gt; FROM KLIENCI</text:p>
      <text:p text:style-name="P1"><text:s text:c="3"/>...&gt; LEFT JOIN FAKTURY ON KLIENCI.REF=FAKTURY.KLIENT</text:p>
      <text:p text:style-name="P1"><text:s text:c="3"/>...&gt; AND GRUPAKLIENTA='HURT' OR 'DETAL'</text:p>
      <text:p text:style-name="P1"><text:s text:c="3"/>...&gt; LEFT JOIN MIASTA ON KLIENCI.MIASTO=MIASTA.NAZWA</text:p>
      <text:p text:style-name="P1"><text:s text:c="3"/>...&gt; GROUP BY MIASTO;</text:p>
      <text:p text:style-name="P1">4.</text:p>
      <text:p text:style-name="P1">SELECT NAZWA</text:p>
      <text:p text:style-name="P1"><text:s text:c="3"/>...&gt; FROM KLIENCI</text:p>
      <text:p text:style-name="P1"><text:s text:c="3"/>...&gt; WHERE NAZWA LIKE '%a_S%'</text:p>
      <text:p text:style-name="P1"><text:s text:c="3"/>...&gt; OR NAZWA LIKE 'A%';</text:p>
      <text:p text:style-name="P1">5.</text:p>
      <text:p text:style-name="P1">SELECT COUNT(KLIENT)</text:p>
      <text:p text:style-name="P1"><text:s text:c="3"/>...&gt; FROM FAKTURY</text:p>
      <text:p text:style-name="P1"><text:s text:c="3"/>...&gt; WHERE SYMBOL LIKE '%09%'</text:p>
      <text:p text:style-name="P1"><text:s text:c="3"/>...&gt; GROUP BY BRUTTO</text:p>
      <text:p text:style-name="P1"><text:s text:c="3"/>...&gt; HAVING SUM(BRUTTO)&gt;25000;</text:p>
      <text:p text:style-name="P1"/>
      <text:p text:style-name="P1">6. </text:p>
      <text:p text:style-name="P1">SELECT FAKTURY.SYMBOL, DATA, BRUTTO,GRUPAKLIENTA, RABAT AS INFORABAT,</text:p>
      <text:p text:style-name="P1"><text:s text:c="3"/>...&gt; CASE WHEN RABAT=DOMYSLNYRABAT THEN 'ZGODNY'</text:p>
      <text:p text:style-name="P1"><text:s text:c="3"/>...&gt; ELSE 'NIEZGODNY'</text:p>
      <text:p text:style-name="P1"><text:s text:c="3"/>...&gt; END</text:p>
      <text:p text:style-name="P1"><text:s text:c="3"/>...&gt; FROM KLIENCI</text:p>
      <text:p text:style-name="P1"><text:s text:c="3"/>...&gt; JOIN FAKTURY ON KLIENCI.REF=FAKTURY.KLIENT</text:p>
      <text:p text:style-name="P1"><text:s text:c="3"/>...&gt; AND GRUPAKLIENTA='DETAL'</text:p>
      <text:p text:style-name="P1"><text:s text:c="3"/>...&gt; JOIN GRUPYKLIENTÓW ON GRUPAKLIENTA=GRUPYKLIENTÓW.SYMBOL;</text:p>
      <text:p text:style-name="P1"/>
      <text:p text:style-name="P1">7.</text:p>
      <text:p text:style-name="P2">SELECT KLIENT, SUM(BRUTTO) AS RODZAJ,</text:p>
      <text:p text:style-name="P2"><text:s text:c="3"/>...&gt; CASE WHEN SUM(BRUTTO)&gt;4900 THEN 'V'</text:p>
      <text:p text:style-name="P2"><text:s text:c="3"/>...&gt; ELSE 'S'</text:p>
      <text:p text:style-name="P2"><text:s text:c="3"/>...&gt; END</text:p>
      <text:p text:style-name="P2"><text:s text:c="3"/>...&gt; FROM FAKTURY</text:p>
      <text:p text:style-name="P2"><text:s text:c="3"/>...&gt; WHERE SYMBOL LIKE '%09%'</text:p>
      <text:p text:style-name="P2"><text:s text:c="3"/>...&gt; GROUP BY KLIENT;</text:p>
      <text:p text:style-name="P2"><text:soft-page-break/>8.</text:p>
      <text:p text:style-name="P2">SELECT MIASTO, SUM(BRUTTO)</text:p>
      <text:p text:style-name="P2"><text:s text:c="3"/>...&gt; FROM KLIENCI</text:p>
      <text:p text:style-name="P2"><text:s text:c="3"/>...&gt; LEFT JOIN FAKTURY ON KLIENCI.REF=FAKTURY.KLIENT</text:p>
      <text:p text:style-name="P2"><text:s text:c="3"/>...&gt; GROUP BY MIASTO</text:p>
      <text:p text:style-name="P2"><text:s text:c="3"/>...&gt; ORDER BY SUM(BRUTTO) DESC;</text:p>
      <text:p text:style-name="P2"/>
      <text:p text:style-name="P2">9.</text:p>
      <text:p text:style-name="P3">SELECT KLIENCI.NAZWA, COUNT(FAKTURY.SYMBOL), SUM(BRUTTO),AVG(???)</text:p>
      <text:p text:style-name="P3"><text:s text:c="3"/>...&gt; FROM KLIENCI</text:p>
      <text:p text:style-name="P3"><text:s text:c="3"/>...&gt; JOIN FAKTURY ON KLIENCI.REF=FAKTURY.KLIENT</text:p>
      <text:p text:style-name="P3"><text:s text:c="3"/>...&gt; GROUP BY KLIEN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2:28:12.081924649</meta:creation-date>
    <dc:date>2017-03-21T13:29:53.900650075</dc:date>
    <meta:editing-duration>PT31M20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2" meta:paragraph-count="59" meta:word-count="212" meta:character-count="1662" meta:non-whitespace-character-count="1384"/>
  </office:meta>
</office:document-meta>
</file>